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VARA CHUNCHO JUAN DE LA 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96369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99166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QUISPE, HEBERT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5109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81120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UEVARA SALAS, MARGOT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42356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01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1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49354133</text:p>
          </table:table-cell>
          <table:table-cell table:style-name="Tabla2.D3" office:value-type="string">
            <text:p text:style-name="P23">201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1:54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